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305cm" loext:contextual-spacing="false"/>
      <style:text-properties fo:color="#000000" fo:font-style="italic" style:font-style-asian="italic"/>
    </style:style>
    <style:style style:name="P2" style:family="paragraph" style:parent-style-name="Normal_20__28_Web_29_" style:master-page-name="Standard">
      <style:paragraph-properties fo:margin-top="0cm" fo:margin-bottom="0.305cm" loext:contextual-spacing="false" style:page-number="auto"/>
    </style:style>
    <style:style style:name="P3" style:family="paragraph" style:parent-style-name="Normal_20__28_Web_29_">
      <style:paragraph-properties fo:margin-top="0cm" fo:margin-bottom="0.305cm" loext:contextual-spacing="false"/>
      <style:text-properties fo:color="#000000"/>
    </style:style>
    <style:style style:name="P4" style:family="paragraph" style:parent-style-name="Normal_20__28_Web_29_">
      <style:paragraph-properties fo:margin-top="0cm" fo:margin-bottom="0.305cm" loext:contextual-spacing="false"/>
      <style:text-properties fo:color="#000000" fo:font-style="italic" style:font-style-asian="italic"/>
    </style:style>
    <style:style style:name="P5" style:family="paragraph" style:parent-style-name="Normal_20__28_Web_29_">
      <style:paragraph-properties fo:margin-top="0cm" fo:margin-bottom="0.305cm" loext:contextual-spacing="false"/>
      <style:text-properties fo:color="#000000" style:font-weight-complex="bold"/>
    </style:style>
    <style:style style:name="P6" style:family="paragraph" style:parent-style-name="Normal_20__28_Web_29_">
      <style:paragraph-properties fo:margin-left="0cm" fo:margin-right="0cm" fo:margin-top="0cm" fo:margin-bottom="0.305cm" loext:contextual-spacing="false" fo:text-indent="0cm" style:auto-text-indent="false"/>
      <style:text-properties fo:color="#000000" style:font-name="Times New Roman" fo:font-style="italic" fo:font-weight="bold" style:font-style-asian="italic" style:font-weight-asian="bold" style:font-name-complex="Times New Roman1"/>
    </style:style>
    <style:style style:name="T1" style:family="text">
      <style:text-properties fo:color="#000000" fo:background-color="#ffff00" loext:char-shading-value="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333333" style:font-name="Helvetica" fo:language="en" fo:country="US" fo:font-weight="bold" style:font-name-asian="Times New Roman1" style:font-weight-asian="bold" style:font-name-complex="Times New Roman1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office:annotation><dc:creator>Emily Maria Stephenson</dc:creator><dc:date>2018-07-05T12:40:00</dc:date><loext:sender-initials>EMS</loext:sender-initials><text:p/><text:p><text:span text:style-name="T3">Indications for Use, Intended Use, Contraindications</text:span></text:p><text:p>Include the proposed indications for use and/or intended use as well as any contraindications for the device, as proposed by the manufacturer.</text:p><text:p/></office:annotation></text:span><text:span text:style-name="T1"><office:annotation><dc:creator>Emily Maria Stephenson</dc:creator><dc:date>2018-07-05T14:06:00</dc:date><loext:sender-initials>EMS</loext:sender-initials><text:p/><text:p>Tarek please review</text:p></office:annotation></text:span><text:span text:style-name="T2">Indications for Use:</text:span></text:p>
      <text:p text:style-name="P3">To measure arterial blood oxygen saturation.</text:p>
      <text:p text:style-name="P1"/>
      <text:p text:style-name="P1">Intended Use:</text:p>
      <text:p text:style-name="P3">For use in adults over 18 years of age.</text:p>
      <text:p text:style-name="P1"/>
      <text:p text:style-name="P1">Contraindications:</text:p>
      <text:p text:style-name="P5">Non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20</meta:editing-cycles>
    <meta:creation-date>2018-07-04T17:45:00</meta:creation-date>
    <dc:date>2018-08-08T18:10:41.419799426</dc:date>
    <meta:editing-duration>PT2H16M11S</meta:editing-duration>
    <meta:generator>LibreOffice/6.0.5.2$MacOSX_X86_64 LibreOffice_project/54c8cbb85f300ac59db32fe8a675ff7683cd5a16</meta:generator>
    <meta:document-statistic meta:table-count="0" meta:image-count="0" meta:object-count="0" meta:page-count="1" meta:paragraph-count="6" meta:word-count="22" meta:character-count="139" meta:non-whitespace-character-count="1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